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882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11.8657in" svg:height="3.9008in" svg:x="2.3331in" svg:y="4.1622in">
            <draw:object draw:notify-on-update-of-ranges="test.A1:test.A74 test.B1:test.B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7657in" svg:height="4.1094in" svg:x="2.2996in" svg:y="0in">
            <draw:object draw:notify-on-update-of-ranges="test.A1:test.A74 test.C1:test.C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19:27:42.666958163</dc:date>
    <meta:editing-duration>PT2H4M14S</meta:editing-duration>
    <meta:editing-cycles>1</meta:editing-cycles>
    <meta:document-statistic meta:table-count="1" meta:cell-count="222" meta:object-count="2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4cm" svg:height="9.909cm" xlink:href=".." xlink:type="simple" chart:class="chart:scatter" chart:style-name="ch1">
        <chart:legend chart:legend-position="end" svg:x="27.156cm" svg:y="4.655cm" style:legend-expansion="high" chart:style-name="ch2"/>
        <chart:plot-area chart:style-name="ch3" table:cell-range-address="test.A1:test.B74" svg:x="0.45cm" svg:y="0.12cm" svg:width="26.962cm" svg:height="9.76cm">
          <chartooo:coordinate-region svg:x="1.336cm" svg:y="0.319cm" svg:width="25.863cm" svg:height="8.9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:test.B74" chart:class="chart:scatter">
            <chart:domain table:cell-range-address="test.A1:test.A74"/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1:test.A74</svg:desc>
                </draw:g>
              </table:table-cell>
              <table:table-cell office:value-type="float" office:value="186">
                <text:p>186</text:p>
                <draw:g>
                  <svg:desc>test.B1:test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26cm" svg:height="10.439cm" xlink:href=".." xlink:type="simple" chart:class="chart:scatter" chart:style-name="ch1">
        <chart:legend chart:legend-position="end" svg:x="29.442cm" svg:y="4.92cm" style:legend-expansion="high" chart:style-name="ch2"/>
        <chart:plot-area chart:style-name="ch3" table:cell-range-address="test.A1:test.A74 test.C1:test.C74" svg:x="0.648cm" svg:y="0.208cm" svg:width="28.146cm" svg:height="10.023cm">
          <chartooo:coordinate-region svg:x="1.666cm" svg:y="0.407cm" svg:width="26.915cm" svg:height="9.6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C1:test.C74" chart:class="chart:scatter">
            <chart:domain table:cell-range-address="test.A1:test.A74"/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1:test.A74</svg:desc>
                </draw:g>
              </table:table-cell>
              <table:table-cell office:value-type="float" office:value="82">
                <text:p>82</text:p>
                <draw:g>
                  <svg:desc>test.C1:test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